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++ Dersleri <text:s/>Ders 3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>Koşullar if – else – else if yapısı</text:p>
              </text:list-item>
              <text:list-item>
                <text:p>cin komutu ile girdi alma</text:p>
              </text:list-item>
              <text:list-item>
                <text:p>Örnek uygulam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Şekiller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5-15T14:43:59.709000000</dc:date>
    <meta:editing-duration>PT2M10S</meta:editing-duration>
    <meta:editing-cycles>1</meta:editing-cycles>
    <meta:document-statistic meta:object-count="25"/>
  </office:meta>
</office:document-meta>
</file>